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bRetrievalFailureException.LobRetrievalFailur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bRetrievalFailureException.LobRetrievalFailureException( String msg , IO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